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weight="normal" style:font-weight-asian="normal" style:font-weight-complex="normal"/>
    </style:style>
    <style:style style:name="P4" style:family="paragraph" style:parent-style-name="Text_20_body" style:list-style-name="L2">
      <style:text-properties style:font-name="Courier 10 Pitch" fo:font-weight="bold" style:font-weight-asian="bold" style:font-weight-complex="bold"/>
    </style:style>
    <style:style style:name="P5" style:family="paragraph" style:parent-style-name="Text_20_body" style:list-style-name="L2">
      <style:text-properties style:font-name="Courier" fo:font-weight="bold" style:font-weight-asian="bold" style:font-weight-complex="bold"/>
    </style:style>
    <style:style style:name="P6" style:family="paragraph" style:parent-style-name="Text_20_body" style:list-style-name="L2">
      <style:text-properties style:font-name="Courier 10 Pitch" fo:font-weight="bold" style:font-weight-asian="bold" style:font-weight-complex="bold"/>
    </style:style>
    <style:style style:name="T1" style:family="text">
      <style:text-properties style:font-name="Courier"/>
    </style:style>
    <style:style style:name="T2" style:family="text">
      <style:text-properties style:font-name="Courier" fo:font-weight="bold" style:font-weight-asian="bold" style:font-weight-complex="bold"/>
    </style:style>
    <style:style style:name="T3" style:family="text">
      <style:text-properties style:font-name="Courier 10 Pitch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 Instructions for updatint to 0.9.1</text:h>
      <text:p text:style-name="Text_20_body">These instructions are for updating. <text:s/>They assume </text:p>
      <text:list xml:id="list2031715346" text:style-name="L1">
        <text:list-item>
          <text:p text:style-name="P1"><text:span text:style-name="T6">www-data</text:span> as the user under which Apache runs.</text:p>
        </text:list-item>
        <text:list-item>
          <text:p text:style-name="P1"><text:span text:style-name="T6">cjpuser</text:span> as the user under in PostgreSQL that owns the database</text:p>
        </text:list-item>
        <text:list-item>
          <text:p text:style-name="P1"><text:span text:style-name="T6">cjpwebdb</text:span> as the database name in PostgreSQL</text:p>
        </text:list-item>
      </text:list>
      <text:p text:style-name="Text_20_body"/>
      <text:p text:style-name="Text_20_body">Instructions</text:p>
      <text:list xml:id="list1377148662" text:style-name="L2">
        <text:list-item>
          <text:p text:style-name="P3">Make a backup of the current database - juuuust in case</text:p>
          <text:list>
            <text:list-header>
              <text:p text:style-name="P3"><text:s/><text:span text:style-name="T3">pg_dump -U cjpuser --oids cjpwebdb &gt; databaseBackup</text:span></text:p>
            </text:list-header>
          </text:list>
        </text:list-item>
        <text:list-item>
          <text:p text:style-name="P3">Copy your existing settings.py. <text:s/>It has your database connection info. <text:s/>That file has not changed with this update. <text:s/>The file is in cjp/settings.py</text:p>
        </text:list-item>
        <text:list-item>
          <text:p text:style-name="P3">Change directory to /var (or wherever you installed cjp)</text:p>
          <text:list>
            <text:list-header>
              <text:p text:style-name="P5">cd /var</text:p>
            </text:list-header>
          </text:list>
        </text:list-item>
        <text:list-item>
          <text:p text:style-name="P2">Remove the old cjp directory (make the copy of settings.py!)</text:p>
          <text:list>
            <text:list-header>
              <text:p text:style-name="P4">sudo rm -rf /var/cjp</text:p>
            </text:list-header>
          </text:list>
        </text:list-item>
        <text:list-item>
          <text:p text:style-name="P2">Extract the contents of the cjp.tgz file:</text:p>
          <text:list>
            <text:list-header>
              <text:p text:style-name="P5">sudo tar xvf cjp.tgz</text:p>
            </text:list-header>
          </text:list>
        </text:list-item>
        <text:list-item>
          <text:p text:style-name="P2">Change the owner of <text:span text:style-name="T1">/var/cjp</text:span> to www-data</text:p>
          <text:list>
            <text:list-header>
              <text:p text:style-name="P5">sudo chown -R www-data /var/cjp</text:p>
            </text:list-header>
          </text:list>
        </text:list-item>
        <text:list-item>
          <text:p text:style-name="P2">Change current directory to <text:span text:style-name="T4">cjp</text:span></text:p>
          <text:list>
            <text:list-header>
              <text:p text:style-name="P5">cd /var/cjp/cjp</text:p>
            </text:list-header>
          </text:list>
        </text:list-item>
        <text:list-item>
          <text:p text:style-name="P2"><text:span text:style-name="T5">Copy your settings.py back to /var/cjp/cjp/settings.py</text:span></text:p>
        </text:list-item>
        <text:list-item>
          <text:p text:style-name="P3">Create the new tables by running Django's syncdb</text:p>
          <text:list>
            <text:list-header>
              <text:p text:style-name="P5"><text:span text:style-name="T4">python manage.py syncdb</text:span></text:p>
            </text:list-header>
          </text:list>
        </text:list-item>
        <text:list-item>
          <text:p text:style-name="P3">Go to install</text:p>
          <text:list>
            <text:list-header>
              <text:p text:style-name="P4">cd /var/cjp/install</text:p>
            </text:list-header>
          </text:list>
        </text:list-item>
        <text:list-item>
          <text:p text:style-name="P2">Inside this directory is a file named <text:span text:style-name="T4">0.9.1-create.sql</text:span>. This file has some sql that the syncdb command won't run. <text:s/>You have to run these commands in psql</text:p>
          <text:list>
            <text:list-item>
              <text:p text:style-name="P2">Start psql</text:p>
              <text:list>
                <text:list-header>
                  <text:p text:style-name="P4">psql -U cjpuser -d cjpwebdb</text:p>
                </text:list-header>
              </text:list>
            </text:list-item>
            <text:list-item>
              <text:p text:style-name="P2">Run the commands in the sql file. <text:s/>You can just copy/paste into the psql prompt</text:p>
            </text:list-item>
            <text:list-item>
              <text:p text:style-name="P2">Exit psql</text:p>
              <text:list>
                <text:list-header>
                  <text:p text:style-name="P4">\q</text:p>
                </text:list-header>
              </text:list>
            </text:list-item>
          </text:list>
        </text:list-item>
        <text:list-item>
          <text:p text:style-name="P2"><text:soft-page-break/>Change current directory back to <text:span text:style-name="T4">cjp</text:span></text:p>
          <text:list>
            <text:list-header>
              <text:p text:style-name="P5">cd /var/cjp/cjp</text:p>
            </text:list-header>
          </text:list>
        </text:list-item>
        <text:list-item>
          <text:p text:style-name="P3">Setup the static files</text:p>
          <text:list>
            <text:list-header>
              <text:p text:style-name="P5">sudo -u www-data python manage.py collectstatic</text:p>
            </text:list-header>
          </text:list>
          <text:p text:style-name="P3">If <text:s/>prompted to overwrite existing files, answer <text:span text:style-name="T4">yes</text:span></text:p>
        </text:list-item>
        <text:list-item>
          <text:p text:style-name="P3">Restart apache</text:p>
          <text:list>
            <text:list-header>
              <text:p text:style-name="P4">sudo /etc/init.d/apache2 restart</text:p>
            </text:list-header>
          </text:list>
        </text:list-item>
        <text:list-item>
          <text:p text:style-name="P3">Everything should be working no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</meta:initial-creator>
    <meta:creation-date>2011-06-30T18:47:27</meta:creation-date>
    <dc:date>2011-08-16T23:07:50</dc:date>
    <dc:creator>john </dc:creator>
    <meta:editing-duration>PT09H50M43S</meta:editing-duration>
    <meta:editing-cycles>77</meta:editing-cycles>
    <meta:generator>OpenOffice.org/3.2$Linux OpenOffice.org_project/320m12$Build-9483</meta:generator>
    <meta:document-statistic meta:table-count="0" meta:image-count="0" meta:object-count="0" meta:page-count="2" meta:paragraph-count="38" meta:word-count="272" meta:character-count="1575"/>
  </office:meta>
</office:document-meta>
</file>